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T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eting Agenda</text:h>
      <text:p text:style-name="Text_20_body">Location: Hubben</text:p>
      <text:p text:style-name="Text_20_body">Date: 16/5</text:p>
      <text:p text:style-name="Text_20_body">Time: 10:21</text:p>
      <text:p text:style-name="Text_20_body">Facilitator: <text:span text:style-name="T1">Anton Lin</text:span></text:p>
      <text:p text:style-name="Text_20_body">Participants: Anton Lin, Jennifer Panditha, Robert Kaufmann and Boel Nelson</text:p>
      <text:list xml:id="list49501223" text:style-name="L1">
        <text:list-item>
          <text:p text:style-name="P1">Objectives (5 min)</text:p>
        </text:list-item>
      </text:list>
      <text:list xml:id="list774404156" text:style-name="L2">
        <text:list-item>
          <text:p text:style-name="P2">Resolve bug with tabs(unknown exception). </text:p>
        </text:list-item>
        <text:list-item>
          <text:p text:style-name="P2">Fix bug with update method. </text:p>
        </text:list-item>
        <text:list-item>
          <text:p text:style-name="P2">Completion of meeting agendas(upload all the meeting agendas).</text:p>
        </text:list-item>
        <text:list-item>
          <text:p text:style-name="P2">Further testing. </text:p>
        </text:list-item>
        <text:list-item>
          <text:p text:style-name="P2">Fix select component with right click.</text:p>
        </text:list-item>
        <text:list-item>
          <text:p text:style-name="P2">Resolve bug when panning workspace.</text:p>
        </text:list-item>
        <text:list-item>
          <text:p text:style-name="P2">Change name on method overwriteGate().</text:p>
        </text:list-item>
        <text:list-item>
          <text:p text:style-name="P2">Write a user manual. </text:p>
        </text:list-item>
        <text:list-item>
          <text:p text:style-name="P2">Picture in about window.</text:p>
        </text:list-item>
        <text:list-item>
          <text:p text:style-name="P2">Add forced save message upon closing down workspace without saving changes.</text:p>
        </text:list-item>
        <text:list-item>
          <text:p text:style-name="P2">Prepare oral presentation.</text:p>
        </text:list-item>
      </text:list>
      <text:list xml:id="list845130461" text:continue-list="list49501223" text:style-name="L1">
        <text:list-item>
          <text:p text:style-name="P1">Reports (15 min).</text:p>
        </text:list-item>
      </text:list>
      <text:list xml:id="list1543269656" text:style-name="L3">
        <text:list-item>
          <text:p text:style-name="P3">Made some test classes.</text:p>
        </text:list-item>
        <text:list-item>
          <text:p text:style-name="P3">Added several GUI functions such as drag and drop, drag select.</text:p>
        </text:list-item>
        <text:list-item>
          <text:p text:style-name="P3">SDD is almost completed.</text:p>
        </text:list-item>
      </text:list>
      <text:list xml:id="list527614953" text:continue-list="list845130461" text:style-name="L1">
        <text:list-item>
          <text:p text:style-name="P1">Discussion items (35 min)</text:p>
        </text:list-item>
      </text:list>
      <text:p text:style-name="Text_20_body"><text:tab/>What shall the overwrite method be named?</text:p>
      <text:list xml:id="list541334792" text:continue-numbering="true" text:style-name="L1">
        <text:list-item>
          <text:p text:style-name="P1">Outcomes and assignments (5 min)</text:p>
        </text:list-item>
      </text:list>
      <text:list xml:id="list309140510" text:style-name="L4">
        <text:list-item>
          <text:p text:style-name="P4">Robert and Boel will resolve right click and tab bugs. </text:p>
        </text:list-item>
        <text:list-item>
          <text:p text:style-name="P4">Jennifer will fix bug in draw class regarding US components and also write som test classes. </text:p>
        </text:list-item>
        <text:list-item>
          <text:p text:style-name="P4">Anton will implement forced save message and write some in user manual. </text:p>
        </text:list-item>
      </text:list>
      <text:list xml:id="list1349918636" text:continue-list="list541334792" text:style-name="L1">
        <text:list-item>
          <text:p text:style-name="P1">Wrap up</text:p>
        </text:list-item>
      </text:list>
      <text:p text:style-name="Text_20_body"><text:tab/>Next meeting will take place thursday 19/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on lin</meta:initial-creator>
    <meta:creation-date>2011-05-16T10:20:43</meta:creation-date>
    <dc:date>2011-05-16T10:56:42</dc:date>
    <dc:creator>anton lin</dc:creator>
    <meta:editing-duration>PT14M16S</meta:editing-duration>
    <meta:editing-cycles>3</meta:editing-cycles>
    <meta:generator>OpenOffice.org/3.3$Unix OpenOffice.org_project/330m20$Build-9567</meta:generator>
    <meta:document-statistic meta:table-count="0" meta:image-count="0" meta:object-count="0" meta:page-count="1" meta:paragraph-count="30" meta:word-count="189" meta:character-count="1096"/>
  </office:meta>
</office:document-meta>
</file>